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ans" svg:font-family="'Bitstream Vera Sans'" style:font-family-generic="swiss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.</text:p>
      </text:section>
      <text:section text:style-name="Sect1" text:name="Section2">
        <text:h text:style-name="Heading_20_1" text:outline-level="1">First Title of the Second Section</text:h>
        <text:p text:style-name="Text_20_body">First paragraph<office:annotation>
      <dc:creator>Auteur inconnu</dc:creator>
      <dc:date>2009-06-22T17:18:42</dc:date>
      <text:p text:style-name="P1"><text:span text:style-name="T1">This is an annotation</text:span></text:p>
     </office:annotation>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 style:font-family-generic="swiss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7-20T12:44:32</dc:date>
    <meta:editing-duration>PT00H08M20S</meta:editing-duration>
    <meta:editing-cycles>9</meta:editing-cycles>
    <meta:generator>OpenOffice.org/3.1$Linux OpenOffice.org_project/310m11$Build-9399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9" meta:word-count="51" meta:character-count="279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